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fo:font-size="10.5pt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stos etc.</text:p>
      <text:p text:style-name="P1">Trata-se de execução da pena em foi regredido cautelarmente o regime prisional em razão **do apenado ter sido autuado em flagrante por novo crime **da unidade prisional ter comunicado fuga do apenado.</text:p>
      <text:p text:style-name="P1">**Adiante a autoridade carcerária pediu fosse desconsiderada a informação de fuga do apenado, haja vista ele estar *se recolhendo regularmente*inserido no sistema de monitoração eletrônica, incorrendo a secretaria da unidade prisional em engano.</text:p>
      <text:p text:style-name="P1">**Adiante, certificou-se que o apenado não foi denunciado pelo suposto novo crime*, sendo quanto a ele arquivado o inquérito policial.</text:p>
      <text:p text:style-name="P1">Relatados.</text:p>
      <text:p text:style-name="P1">**Resta evidente que a decisão de regressão de regime foi fundada em informação equivocada emitida pela Direção do estabelecimento prisional, sendo necessária a sua retificação.</text:p>
      <text:p text:style-name="P1">**Induvidoso que não se exige o julgamento do novo crime para reconhecer-se a falta grave prevista no art. 52, primeira parte, da Lei 7.210/84.</text:p>
      <text:p text:style-name="P1">**Entretanto, o não oferecimento da denúncia demonstra que a polícia judiciária e o Ministério Público não conseguiram suficientes indícios quanto à conduta criminosa.</text:p>
      <text:p text:style-name="P1">**A consequência é que não se pode punir o apenado por situação indefinida.</text:p>
      <text:p text:style-name="P1">*Entretanto, o arquivamento da apuração policial, com não oferecimento da denúncia face ao apenado, afasta a falta grave.</text:p>
      <text:p text:style-name="P1">Diante do exposto, torno sem efeitos a decisão de regressão de regime, retornando o apenado à situação anterior, com a devida anotação no SEEU.</text:p>
      <text:p text:style-name="P1">P.R.I. Cópia desta decisão servirá como ofício dando ciência  ao estabelecimento prisional de seus termo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5T09:40:50.769000000</meta:creation-date>
    <dc:date>2022-03-15T10:11:20.887000000</dc:date>
    <meta:editing-duration>PT20M19S</meta:editing-duration>
    <meta:editing-cycles>1</meta:editing-cycles>
    <meta:document-statistic meta:table-count="0" meta:image-count="0" meta:object-count="0" meta:page-count="1" meta:paragraph-count="12" meta:word-count="230" meta:character-count="1532" meta:non-whitespace-character-count="1313"/>
    <meta:generator>LibreOffice/5.3.1.2$Windows_X86_64 LibreOffice_project/e80a0e0fd1875e1696614d24c32df0f95f03deb2</meta:generator>
  </office:meta>
</office:document-meta>
</file>